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fill-color="#ccff99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text-properties fo:color="#ff3333"/>
    </style:style>
    <style:style style:name="P4" style:family="paragraph">
      <style:text-properties fo:color="#ff3333"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3333" fo:font-size="60pt" style:font-size-asian="60pt" style:font-size-complex="60pt"/>
    </style:style>
    <style:style style:name="T3" style:family="text">
      <style:text-properties fo:color="#0000ff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25.654cm" svg:x="27.343cm" svg:y="15.3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5.969cm" svg:x="34.02cm" svg:y="9.128cm">
          <text:p><text:span text:style-name="T1">Mute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3" draw:text-style-name="P1" draw:layer="layout" svg:width="11.879cm" svg:height="1.135cm" draw:transform="rotate (-0.72640603468004) translate (23.845360523762cm 3.38394043323566cm)" svg:viewBox="0 0 11880 1136" svg:d="M0 1136c1941-161 3941 49 5849-564 1606-514 3334-663 5029-521l1002-31">
          <text:p/>
        </draw:path>
        <draw:path draw:style-name="gr3" draw:text-style-name="P1" draw:layer="layout" svg:width="9.639cm" svg:height="1.9cm" draw:transform="skewX (-1.01636074500444E-016) rotate (-2.29807502610093) translate (47.5882691335677cm 4.2158061791888cm)" svg:viewBox="0 0 9640 1901" svg:d="M0 1710c2127-695 4313 856 6371-173l1213-567 1300-469 756-501">
          <text:p/>
        </draw:path>
        <draw:path draw:style-name="gr3" draw:text-style-name="P1" draw:layer="layout" svg:width="7.4cm" svg:height="1.897cm" draw:transform="rotate (-0.982794901798007) translate (33.0089111987351cm 2.79539260211945cm)" svg:viewBox="0 0 7401 1898" svg:d="M0 48c1886-209 3711 307 5515 747l1139 605 747 498">
          <text:p/>
        </draw:path>
        <draw:path draw:style-name="gr3" draw:text-style-name="P1" draw:layer="layout" svg:width="6.747cm" svg:height="1.125cm" draw:transform="rotate (-1.84882727663759) translate (40.9790755112cm 2.87513538016211cm)" svg:viewBox="0 0 6748 1126" svg:d="M0 1126c1534-330 3186 188 4652-528l1233-352 863-246">
          <text:p/>
        </draw:path>
        <draw:path draw:style-name="gr3" draw:text-style-name="P1" draw:layer="layout" svg:width="33.247cm" svg:height="27.567cm" draw:transform="skewX (-6.502894836125E-017) rotate (2.23157798159995) translate (24.6075689888919cm 51.6275321436522cm)" svg:viewBox="0 0 33248 27568" svg:d="M26141 27500c1698 378 2986-876 4039-2060 1428-1607 2567-3321 2991-5312 464-2173-1284-4000-2286-5838-898-1649-1954-3200-3229-4623-1384-1546-3051-2781-4625-4084-1292-1068-2710-1973-4187-2766-1684-905-3421-1790-5299-2171-1980-401-3887-752-6021-617-2193 139-4045 920-5681 2083-1093 778-1947 2079-1833 3613 137 1843 82 3905 1319 5411l495 1035">
          <text:p/>
        </draw:path>
        <draw:path draw:style-name="gr3" draw:text-style-name="P1" draw:layer="layout" svg:width="44.619cm" svg:height="22.263cm" draw:transform="rotate (1.5707963267949) translate (40.794cm 51.7353974203081cm)" svg:viewBox="0 0 44620 22264" svg:d="M40703 5260c1691-320 3105 1166 3592 2694 614 1927 286 3789-385 5516-861 2221-3186 3532-5260 4618-1932 1012-4029 1699-6157 2181-3017 684-6093 786-9108 1668-2821 825-5707-175-8595-129-1762 28-3505-354-5260-513-1696-153-3164-1117-4618-1924-1636-909-3186-2068-4233-3592-980-1427-701-3433-385-5131 294-1579 1154-2980 1667-4490 526-1546 1409-3034 2951-3849 1374-726 3018-829 4105-2052l513-257">
          <text:p/>
        </draw:path>
        <draw:frame draw:style-name="gr4" draw:text-style-name="P4" draw:layer="layout" svg:width="15.763cm" svg:height="4.985cm" svg:x="30.322cm" svg:y="16.494cm">
          <draw:text-box>
            <text:p text:style-name="P3"><text:span text:style-name="T2">Critical Section</text:span></text:p>
            <text:p text:style-name="P3"><text:span text:style-name="T3">one Thread only</text:span></text:p>
          </draw:text-box>
        </draw:frame>
        <draw:path draw:style-name="gr3" draw:text-style-name="P1" draw:layer="layout" svg:width="10.652cm" svg:height="29.362cm" draw:transform="rotate (-3.14159265358979) translate (30.019cm 44.258645073948cm)" svg:viewBox="0 0 10653 29363" svg:d="M3977 29250c1557-335 4090 1018 4618-1154 579-2385 1230-4642 1155-7184-69-2321 551-4615 770-6928 173-1827 223-3684-129-5516-305-1588-204-3560-1539-4618-1351-1072-2048-2760-3849-3207-1325-329-3338-1455-4233 385l-770 898">
          <text:p/>
        </draw:path>
        <draw:path draw:style-name="gr3" draw:text-style-name="P1" draw:layer="layout" svg:width="32.973cm" svg:height="14.777cm" draw:transform="rotate (1.18996548400973) translate (37.9892005423427cm 41.080561074835cm)" svg:viewBox="0 0 32974 14778" svg:d="M29608 11c1376-100 3754 489 3312 2405-512 2217-2139 4133-4215 5004-2641 1109-5263 2282-7979 3195-2132 716-4336 1258-6574 1526-1732 208-3395 689-5003 1312-1460 566-2939 1066-4477 1240-1468 166-3314 248-4265-1332-947-1573-55-3310 785-4598l619-1215">
          <text:p/>
        </draw:path>
        <draw:frame draw:style-name="gr4" draw:text-style-name="P4" draw:layer="layout" svg:width="18.155cm" svg:height="2.618cm" svg:x="28.559cm" svg:y="37.83cm">
          <draw:text-box>
            <text:p text:style-name="P4"><text:span text:style-name="T2">Release the mute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22:40:30.864238000</meta:creation-date>
    <dc:date>2014-12-09T22:53:21.492317000</dc:date>
    <meta:editing-duration>PT4M15S</meta:editing-duration>
    <meta:editing-cycles>2</meta:editing-cycles>
    <meta:generator>LibreOffice/4.2.5.2$MacOSX_X86_64 LibreOffice_project/61cb170a04bb1f12e77c884eab9192be736ec5f5</meta:generator>
    <meta:document-statistic meta:object-count="12"/>
  </office:meta>
</office:document-meta>
</file>